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Times New Roman1" fo:font-size="18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Times New Roman1" fo:font-size="10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ize="10pt"/>
    </style:style>
    <style:style style:name="T4" style:family="text">
      <style:text-properties fo:font-size="10pt" fo:font-style="italic" fo:font-weight="bold"/>
    </style:style>
    <style:style style:name="T5" style:family="text">
      <style:text-properties fo:font-variant="normal" fo:text-transform="none" fo:color="#0000ff" style:font-name="Times New Roman1" fo:font-size="10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nguajes y autómatas I.</text:h>
      <text:h text:style-name="Heading_20_2" text:outline-level="2">Periodo Enero-Junio 2024.</text:h>
      <text:h text:style-name="Heading_20_2" text:outline-level="2">Gramática de proyecto final.</text:h>
      <text:p text:style-name="Text_20_body"/>
      <text:p text:style-name="P1"><text:span text:style-name="T3"/></text:p>
      <text:p text:style-name="P1"><text:span text:style-name="T3">&lt;program&gt; ::= </text:span><text:span text:style-name="T4">program </text:span><text:span text:style-name="T3">&lt;identifier&gt; ; &lt;block&gt; .</text:span></text:p>
      <text:p text:style-name="P1"><text:span text:style-name="T3">&lt;identifier&gt; ::= &lt;letter &gt; {&lt;letter or digit&gt;}</text:span></text:p>
      <text:p text:style-name="P2">&lt;letter or digit&gt; ::= &lt;letter&gt; | &lt;digit&gt;</text:p>
      <text:p text:style-name="P2">&lt;letter&gt; ::= a | b | ....| z | A | B | ...| Z</text:p>
      <text:p text:style-name="P2">&lt;digit&gt; ::= 0 | 1 | 2 | 3 | 4 | 5 | 6 | 7 | 8 | 9</text:p>
      <text:p text:style-name="P2">&lt;block&gt; ::= <text:s/>&lt;variable declaration part&gt; <text:s/>&lt;statement part&gt;</text:p>
      <text:p text:style-name="P2">&lt;unsigned number&gt; ::= &lt;unsigned integer&gt; | &lt;unsigned real&gt;</text:p>
      <text:p text:style-name="P2">&lt;unsigned integer&gt; ::= &lt;digit&gt; {&lt;digit&gt;}</text:p>
      <text:p text:style-name="P2">&lt;unsigned real&gt; ::= &lt;unsigned integer&gt; . &lt;unsigned integer&gt; | &lt;unsigned integer&gt; . &lt;unsigned integer&gt; E &lt;scale factor&gt;|</text:p>
      <text:p text:style-name="P2"><text:tab/>&lt;unsigned integer&gt; E &lt;scale factor&gt;</text:p>
      <text:p text:style-name="P2">&lt;scale factor&gt; ::= &lt;unsigned integer&gt; | &lt;sign&gt; &lt;unsigned integer&gt;</text:p>
      <text:p text:style-name="P2">&lt;sign&gt; ::= + | -</text:p>
      <text:p text:style-name="P2">&lt;string&gt; ::= '&lt;character&gt; {&lt;character&gt;}'</text:p>
      <text:p text:style-name="P2">&lt;type&gt; ::= &lt;simple type&gt; </text:p>
      <text:p text:style-name="P2">&lt;simple type&gt; ::= &lt;scalar type&gt; | &lt;subrange type&gt; | &lt;type identifier&gt;</text:p>
      <text:p text:style-name="P2">&lt;scalar type&gt; ::= (&lt;identifier&gt; {,&lt;identifier&gt;})</text:p>
      <text:p text:style-name="P2">&lt;subrange type&gt; ::= &lt;constant&gt; .. &lt;constant&gt;</text:p>
      <text:p text:style-name="P2">&lt;type identifier&gt; ::= &lt;identifier&gt;</text:p>
      <text:p text:style-name="P2">&lt;array type&gt; ::= <text:span text:style-name="T2">array </text:span>[&lt;index type&gt;{,&lt;index type&gt;}] <text:span text:style-name="T2">of </text:span>&lt;component type&gt;</text:p>
      <text:p text:style-name="P2">&lt;index type&gt; ::= &lt;simple type&gt;</text:p>
      <text:p text:style-name="P2">&lt;component type&gt; ::= &lt;type&gt;</text:p>
      <text:p text:style-name="P2">&lt;variable declaration part&gt; ::= &lt;empty&gt; | <text:span text:style-name="T2">var </text:span>&lt;variable declaration&gt; {; &lt;variable declaration&gt;} ;</text:p>
      <text:p text:style-name="P2">&lt;variable declaration&gt; ::= &lt;identifier&gt; {,&lt;identifier&gt;} : &lt;type&gt;</text:p>
      <text:p text:style-name="P2">&lt;statement part&gt; ::= &lt;compund statement&gt;</text:p>
      <text:p text:style-name="P2">&lt;statement&gt; ::= &lt;unlabelled statement&gt; | &lt;label&gt; : &lt;unlabelled statement&gt;</text:p>
      <text:p text:style-name="P2">&lt;unlabelled statement&gt; ::= &lt;simple statement&gt; | &lt;structured statement&gt;</text:p>
      <text:p text:style-name="P2">&lt;simple statement&gt; ::= &lt;assignment statement&gt; | &lt;procedure statement&gt; | &lt;go to statement&gt; | &lt;empty statement&gt;</text:p>
      <text:p text:style-name="P2">&lt;assignment statement&gt; ::= &lt;variable&gt; := &lt;expression&gt; | &lt;function identifier&gt; := &lt;expression&gt;</text:p>
      <text:p text:style-name="P2">&lt;variable&gt; ::= &lt;entire variable&gt; | &lt;component variable&gt; | &lt;referenced variable&gt;</text:p>
      <text:p text:style-name="P2">&lt;entire variable&gt; ::= &lt;variable identifier&gt;</text:p>
      <text:p text:style-name="P2"><text:soft-page-break/>&lt;variable identifier&gt; ::= &lt;identifier&gt;</text:p>
      <text:p text:style-name="P2">&lt;component variable&gt; ::= &lt;indexed variable&gt;</text:p>
      <text:p text:style-name="P2">&lt;indexed variable&gt; ::= &lt;array variable&gt; [&lt;expression&gt; {, &lt;expression&gt;}]</text:p>
      <text:p text:style-name="P2">&lt;array variable&gt; ::= &lt;variable&gt;</text:p>
      <text:p text:style-name="P2">&lt;expression&gt; ::= &lt;simple expression&gt; | &lt;simple expression&gt; &lt;relational operator&gt; &lt;simple expression&gt;</text:p>
      <text:p text:style-name="P2">&lt;relational operator&gt; ::= = | &lt;&gt; | &lt; | &lt;= | &gt;= | &gt; | <text:span text:style-name="T2">in</text:span></text:p>
      <text:p text:style-name="P2">&lt;simple expression&gt; ::= &lt;term&gt; | &lt;sign&gt; &lt;term&gt;| &lt;simple expression&gt; &lt;adding operator&gt; &lt;term&gt;</text:p>
      <text:p text:style-name="P2">&lt;adding operator&gt; ::= + | - | <text:span text:style-name="T2">or</text:span></text:p>
      <text:p text:style-name="P2">&lt;term&gt; ::= &lt;factor&gt; | &lt;term&gt; &lt;multiplying operator&gt; &lt;factor&gt;</text:p>
      <text:p text:style-name="P2">&lt;multiplying operator&gt; ::= * | / | <text:span text:style-name="T2">div</text:span> | <text:span text:style-name="T2">mod</text:span> | <text:span text:style-name="T2">and</text:span></text:p>
      <text:p text:style-name="P2">&lt;factor&gt; ::= &lt;variable&gt; | &lt;unsigned constant&gt; | ( &lt;expression&gt; ) | &lt;function designator&gt; | &lt;set&gt; | <text:span text:style-name="T2">not</text:span> &lt;factor&gt;</text:p>
      <text:p text:style-name="P2">&lt;unsigned constant&gt; ::= &lt;unsigned number&gt; | &lt;string&gt; </text:p>
      <text:p text:style-name="P2">&lt;function designator&gt; ::= &lt;function identifier&gt; | &lt;function identifier ( &lt;actual parameter&gt; {, &lt;actual parameter&gt;} )</text:p>
      <text:p text:style-name="P2">&lt;function identifier&gt; ::= &lt;identifier&gt;</text:p>
      <text:p text:style-name="P2">&lt;procedure statement&gt; ::= &lt;procedure identifier&gt; | &lt;procedure identifier&gt; (&lt;actual parameter&gt; {, &lt;actual parameter&gt; })</text:p>
      <text:p text:style-name="P2">&lt;procedure identifier&gt; ::= &lt;identifier&gt;</text:p>
      <text:p text:style-name="P2">&lt;actual parameter&gt; ::= &lt;expression&gt; | &lt;variable&gt; | &lt;procedure identifier&gt; | &lt;function identifier&gt;</text:p>
      <text:p text:style-name="P2">&lt;empty statement&gt; ::= &lt;empty&gt;</text:p>
      <text:p text:style-name="P2">&lt;empty&gt; ::=</text:p>
      <text:p text:style-name="P2">&lt;structured statement&gt; ::= &lt;compound statement&gt; | &lt;conditional statement&gt; | &lt;repetitive statement&gt; | &lt;with statement&gt;</text:p>
      <text:p text:style-name="P2">&lt;compound statement&gt; ::= <text:span text:style-name="T2">begin</text:span> &lt;statement&gt; {; &lt;statement&gt; } <text:span text:style-name="T2">end</text:span>;</text:p>
      <text:p text:style-name="P2">&lt;conditional statement&gt; ::= &lt;if statement&gt; | &lt;case statement&gt;</text:p>
      <text:p text:style-name="P2">&lt;if statement&gt; ::= <text:span text:style-name="T2">if</text:span> &lt;expression&gt; <text:span text:style-name="T2">then</text:span> &lt;statement&gt; | <text:span text:style-name="T2">if</text:span> &lt;expression&gt; <text:span text:style-name="T2">then</text:span> &lt;statement&gt; <text:span text:style-name="T2">else</text:span> &lt;statement&gt;</text:p>
      <text:p text:style-name="P2">&lt;repetitive statement&gt; ::= &lt;while statement&gt; | &lt;repeat statemant&gt; | &lt;for statement&gt;</text:p>
      <text:p text:style-name="P2">&lt;while statement&gt; ::= <text:span text:style-name="T2">while</text:span> &lt;expression&gt; <text:span text:style-name="T2">do</text:span> &lt;statement&gt;</text:p>
      <text:p text:style-name="P2">&lt;for statement&gt; ::= <text:span text:style-name="T2">for</text:span> &lt;control variable&gt; := &lt;for list&gt; <text:span text:style-name="T2">do</text:span> &lt;statement&gt;</text:p>
      <text:p text:style-name="P2">&lt;control variable&gt; ::= &lt;identifier&gt;</text:p>
      <text:p text:style-name="P2">&lt;for list&gt; ::= &lt;initial value&gt; <text:span text:style-name="T2">to</text:span> &lt;final value&gt; | &lt;initial value&gt; <text:span text:style-name="T2">downto</text:span> &lt;final value&gt;</text:p>
      <text:p text:style-name="P2">&lt;initial value&gt; ::= &lt;expression&gt;</text:p>
      <text:p text:style-name="P2">&lt;final value&gt; ::= &lt;expression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Manzanares González</meta:initial-creator>
    <meta:creation-date>2024-04-19T18:05:18.93</meta:creation-date>
    <meta:document-statistic meta:table-count="0" meta:image-count="0" meta:object-count="0" meta:page-count="2" meta:paragraph-count="63" meta:word-count="528" meta:character-count="3673"/>
    <dc:date>2024-04-22T15:22:45.03</dc:date>
    <dc:creator>Fernando Manzanares González</dc:creator>
    <meta:editing-duration>PT1M33S</meta:editing-duration>
    <meta:editing-cycles>1</meta:editing-cycles>
    <meta:generator>OpenOffice/4.1.15$Win32 OpenOffice.org_project/4115m2$Build-9813</meta:generator>
  </office:meta>
</office:document-meta>
</file>